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47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17"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4">
          <table:table-cell table:style-name="ce1"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6">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9"/>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9"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9"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9"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9"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9"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9"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9"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9"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9"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9"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office:value-type="string" calcext:value-type="string">
            <text:p>error not checking checkbox</text:p>
          </table:table-cell>
          <table:table-cell table:style-name="ce1"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office:value-type="string" calcext:value-type="string">
            <text:p>WHERE ARE WE?</text:p>
          </table:table-cell>
          <table:table-cell table:style-name="ce1" office:value-type="string" calcext:value-type="string">
            <text:p>¿DONDE ESTAMOS?</text:p>
          </table:table-cell>
          <table:table-cell office:value-type="string" calcext:value-type="string">
            <text:p>DOVE SIAMO?</text:p>
          </table:table-cell>
          <table:table-cell office:value-type="string" calcext:value-type="string">
            <text:p>WO SIND WIR?</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9"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 office:value-type="string" calcext:value-type="string">
            <text:p>SÍGUENOS</text:p>
          </table:table-cell>
          <table:table-cell office:value-type="string" calcext:value-type="string">
            <text:p>SEGUICI</text:p>
          </table:table-cell>
          <table:table-cell table:style-name="ce1"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9"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9"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 office:value-type="string" calcext:value-type="string">
            <text:p>inscritook</text:p>
          </table:table-cell>
          <table:table-cell office:value-type="string" calcext:value-type="string">
            <text:p>Correctly registered</text:p>
          </table:table-cell>
          <table:table-cell table:style-name="ce9"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email_confimacion</text:p>
          </table:table-cell>
          <table:table-cell office:value-type="string" calcext:value-type="string">
            <text:p>Hi USUARIO,&lt;br&gt;&lt;br&gt;Thank you for choosing NOMBRE_MARCA.&lt;br&gt;&lt;br&gt;This is confirmation for your reservation NOMBRE_COCHE for the dates of FECHA_INICIO / FECHA_FIN. &lt;br&gt;&lt;br&gt;Here are your full booking details:&lt;br&gt;&lt;br&gt;Reservation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text:s/>&lt;br&gt;&lt;br&gt;NOMBRE_MARCA&lt;br&gt;DIRECCION_MARCA&lt;br&gt;DIRECCION_1_MARCA &lt;br&gt;EMAIL_MARCA&lt;br&gt;TELEFONO_MARCA</text:p>
          </table:table-cell>
          <table:table-cell table:style-name="Default" office:value-type="string" calcext:value-type="string">
            <text:p>Hola USUARIO,&lt;br&gt; &lt;br&gt; Gracias por elegir NOMBRE_MARCA.&lt;br&gt; &lt;br&gt; Esta es la confirmación de su reserva NOMBRE_COCHE para las fechas de FECHA_INICIO / FECHA_FIN.&lt;br&gt; &lt;br&gt; Aquí están los datos completos de su reserva:&lt;br&gt; &lt;br&gt; Número de confirmación de la reserva: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text:s/>&lt;br&gt; &lt;br&gt; NOMBRE_MARCA&lt;br&gt; DIRECCION_MARCA&lt;br&gt; DIRECCION_1_MARCA&lt;br&gt;</text:p>
          </table:table-cell>
          <table:table-cell office:value-type="string" calcext:value-type="string">
            <text:p>Ciao USUARIO,&lt;br&gt;&lt;br&gt;Grazie per aver scelto NOMBRE_MARCA.&lt;br&gt;&lt;br&gt;Questa è la conferma della tua prenotazione NOMBRE_COCHE per le date di FECHA_INICIO / FECHA_FIN.&lt;br&gt;&lt;br&gt;Ecco i dettagli completi della tua prenotazione:&lt;br&gt;&lt;br&gt;Numero di conferma della prenotazione: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lt;br&gt;NOMBRE_MARCA&lt;br&gt;DIRECCION_MARCA&lt;br&gt;DIRECCION_1_MARCA</text:p>
          </table:table-cell>
          <table:table-cell office:value-type="string" calcext:value-type="string">
            <text:p>Hallo USUARIO, <text:s/>&lt;br&gt;&lt;br&gt;vielen Dank, dass Sie sich für NOMBRE_MARCA entschieden haben.&lt;br&gt;&lt;br&gt;Dies ist die Bestätigung für Ihre Reservierung NOMBRE_COCHE für die Daten von FECHA_INICIO / FECHA_FIN. &lt;br&gt;&lt;br&gt;Hier sind Ihre vollständigen Buchungsdetails:&lt;br&gt;&lt;br&gt;Nummer der Reservier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 <text:s/>&lt;br&gt;&lt;br&gt;NOMBRE_MARCA&lt;br&gt;DIRECCION_MARCA&lt;br&gt;DIRECCION_1_MARCA</text:p>
          </table:table-cell>
        </table:table-row>
        <table:table-row table:style-name="ro1">
          <table:table-cell table:style-name="ce1" office:value-type="string" calcext:value-type="string">
            <text:p>titulomuestraofertas</text:p>
          </table:table-cell>
          <table:table-cell office:value-type="string" calcext:value-type="string">
            <text:p>Sample Offers found</text:p>
          </table:table-cell>
          <table:table-cell table:style-name="ce1"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1"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table:style-name="ce1" office:value-type="string" calcext:value-type="string">
            <text:p>reservacompletada</text:p>
          </table:table-cell>
          <table:table-cell office:value-type="string" calcext:value-type="string">
            <text:p>Reservation completed:</text:p>
          </table:table-cell>
          <table:table-cell table:style-name="ce9"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9"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9"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9"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9" office:value-type="string" calcext:value-type="string">
            <text:p>/mietwagen</text:p>
          </table:table-cell>
          <table:table-cell table:number-columns-repeated="2" office:value-type="string" calcext:value-type="string">
            <text:p>/mietwagen</text:p>
          </table:table-cell>
        </table:table-row>
        <table:table-row table:style-name="ro4">
          <table:table-cell office:value-type="string" calcext:value-type="string">
            <text:p>mapa_sitio</text:p>
          </table:table-cell>
          <table:table-cell office:value-type="string" calcext:value-type="string">
            <text:p>Site map</text:p>
          </table:table-cell>
          <table:table-cell table:style-name="ce9"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4">
          <table:table-cell office:value-type="string" calcext:value-type="string">
            <text:p>ayuda</text:p>
          </table:table-cell>
          <table:table-cell office:value-type="string" calcext:value-type="string">
            <text:p>Help</text:p>
          </table:table-cell>
          <table:table-cell table:style-name="ce9"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1" table:number-rows-repeated="57">
          <table:table-cell table:number-columns-repeated="2"/>
          <table:table-cell table:style-name="ce9"/>
          <table:table-cell table:number-columns-repeated="2"/>
        </table:table-row>
        <table:table-row table:style-name="ro1">
          <table:table-cell table:number-columns-repeated="2"/>
          <table:table-cell table:style-name="ce9" office:value-type="string" calcext:value-type="string">
            <text:p><text:s text:c="2"/></text:p>
          </table:table-cell>
          <table:table-cell table:number-columns-repeated="2"/>
        </table:table-row>
        <table:table-row table:style-name="ro1" table:number-rows-repeated="104825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2">00/00/0000</text:date>, <text:time style:data-style-name="N2" text:time-value="00:39:25.18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0T13:26:56.431050503</meta:creation-date>
    <dc:date>2021-06-12T00:47:10.469000000</dc:date>
    <meta:editing-duration>P2DT4H8M34S</meta:editing-duration>
    <meta:editing-cycles>98</meta:editing-cycles>
    <meta:generator>LibreOffice/7.1.1.2$Windows_X86_64 LibreOffice_project/fe0b08f4af1bacafe4c7ecc87ce55bb426164676</meta:generator>
    <meta:document-statistic meta:table-count="1" meta:cell-count="1317" meta:object-count="0"/>
  </office:meta>
</office:document-meta>
</file>